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7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8c033" officeooo:paragraph-rsid="0008c033"/>
    </style:style>
    <style:style style:name="P3" style:family="paragraph" style:parent-style-name="Table_20_Contents">
      <style:text-properties officeooo:rsid="0008c033" officeooo:paragraph-rsid="001336ca"/>
    </style:style>
    <style:style style:name="P4" style:family="paragraph" style:parent-style-name="Table_20_Contents">
      <style:text-properties officeooo:rsid="00093f40" officeooo:paragraph-rsid="0008c033"/>
    </style:style>
    <style:style style:name="P5" style:family="paragraph" style:parent-style-name="Table_20_Contents">
      <style:text-properties officeooo:rsid="002a01a5" officeooo:paragraph-rsid="002a01a5"/>
    </style:style>
    <style:style style:name="P6" style:family="paragraph" style:parent-style-name="Table_20_Contents">
      <style:text-properties officeooo:rsid="00251d27" officeooo:paragraph-rsid="002b0802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Standard">
      <style:text-properties officeooo:rsid="001e4647" officeooo:paragraph-rsid="001336ca"/>
    </style:style>
    <style:style style:name="P10" style:family="paragraph" style:parent-style-name="Standard" style:list-style-name="L1">
      <style:paragraph-properties fo:margin-left="0.058cm" fo:margin-right="0.028cm" fo:text-indent="0cm" style:auto-text-indent="false">
        <style:tab-stops/>
      </style:paragraph-properties>
      <style:text-properties officeooo:paragraph-rsid="000ad213"/>
    </style:style>
    <style:style style:name="P11" style:family="paragraph" style:parent-style-name="Azione_20_attore" style:list-style-name="Numerazione_20_UC">
      <style:text-properties officeooo:rsid="0008c033" officeooo:paragraph-rsid="001336ca"/>
    </style:style>
    <style:style style:name="P12" style:family="paragraph" style:parent-style-name="Azione_20_attore" style:list-style-name="">
      <style:text-properties officeooo:rsid="001e4647" officeooo:paragraph-rsid="0008c033"/>
    </style:style>
    <style:style style:name="P13" style:family="paragraph" style:parent-style-name="Azione_20_attore">
      <style:text-properties officeooo:rsid="002180dd" officeooo:paragraph-rsid="002180dd"/>
    </style:style>
    <style:style style:name="P14" style:family="paragraph" style:parent-style-name="Azione_20_attore" style:list-style-name="">
      <style:text-properties officeooo:rsid="002180dd" officeooo:paragraph-rsid="002180dd"/>
    </style:style>
    <style:style style:name="P15" style:family="paragraph" style:parent-style-name="Azione_20_sistema">
      <style:text-properties officeooo:rsid="0008c033" officeooo:paragraph-rsid="0008c033"/>
    </style:style>
    <style:style style:name="P16" style:family="paragraph" style:parent-style-name="Azione_20_sistema" style:list-style-name="">
      <style:text-properties officeooo:rsid="002180dd" officeooo:paragraph-rsid="002180dd"/>
    </style:style>
    <style:style style:name="P17" style:family="paragraph" style:parent-style-name="Azione_20_sistema">
      <style:text-properties officeooo:rsid="002180dd" officeooo:paragraph-rsid="002180dd"/>
    </style:style>
    <style:style style:name="T1" style:family="text">
      <style:text-properties officeooo:rsid="000ad213"/>
    </style:style>
    <style:style style:name="T2" style:family="text">
      <style:text-properties officeooo:rsid="000bec1c"/>
    </style:style>
    <style:style style:name="T3" style:family="text">
      <style:text-properties officeooo:rsid="000f4dfc"/>
    </style:style>
    <style:style style:name="T4" style:family="text">
      <style:text-properties officeooo:rsid="001336ca"/>
    </style:style>
    <style:style style:name="T5" style:family="text">
      <style:text-properties officeooo:rsid="001a00d2"/>
    </style:style>
    <style:style style:name="T6" style:family="text">
      <style:text-properties officeooo:rsid="001e4647"/>
    </style:style>
    <style:style style:name="T7" style:family="text">
      <style:text-properties officeooo:rsid="002180dd"/>
    </style:style>
    <style:style style:name="T8" style:family="text">
      <style:text-properties officeooo:rsid="0026d523"/>
    </style:style>
    <style:style style:name="T9" style:family="text">
      <style:text-properties officeooo:rsid="00280ee6"/>
    </style:style>
    <style:style style:name="T10" style:family="text">
      <style:text-properties officeooo:rsid="0028c64a"/>
    </style:style>
    <style:style style:name="T11" style:family="text">
      <style:text-properties fo:font-weight="bold" officeooo:rsid="0028c64a" style:font-weight-asian="bold" style:font-weight-complex="bold"/>
    </style:style>
    <style:style style:name="T12" style:family="text">
      <style:text-properties fo:font-weight="normal" officeooo:rsid="0028c64a" style:font-weight-asian="normal" style:font-weight-complex="normal"/>
    </style:style>
    <style:style style:name="T13" style:family="text">
      <style:text-properties officeooo:rsid="002a01a5"/>
    </style:style>
    <style:style style:name="T14" style:family="text">
      <style:text-properties officeooo:rsid="002c3dab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5">Ricerca Event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2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<text:span text:style-name="T2">Iniziato da: </text:span><text:span text:style-name="T13">Utente Autenticat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4">L'utente accede al sistema e viene riconosciuto come <text:span text:style-name="T13">Utente Autenticat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1315656" text:style-name="Numerazione_20_UC">
              <text:list-item text:start-value="1">
                <text:p text:style-name="P11"><text:span text:style-name="T10">L'utente</text:span> accede alla sezione <text:span text:style-name="T5">Eventi</text:span><text:span text:style-name="T4"> </text:span></text:p>
              </text:list-item>
              <text:list-item>
                <text:p text:style-name="P15">Il sistema <text:span text:style-name="T3">visualizza</text:span> <text:span text:style-name="T6">la lista degli eventi </text:span><text:span text:style-name="T13">a lui pertinenti</text:span><text:span text:style-name="T10">(</text:span><text:span text:style-name="T11">include <text:s/>Visualizza <text:s/>Eventi </text:span><text:span text:style-name="T12">)</text:span></text:p>
              </text:list-item>
            </text:list>
            <text:p text:style-name="P12"/>
            <text:list xml:id="list41312247" text:continue-numbering="true" text:style-name="Numerazione_20_UC">
              <text:list-item>
                <text:p text:style-name="P13"><text:span text:style-name="T10">L'utente</text:span> <text:span text:style-name="T8">inserisce </text:span><text:span text:style-name="T9">nel campo</text:span><text:span text:style-name="T8"> apposito </text:span><text:span text:style-name="T9">il nome</text:span><text:span text:style-name="T8"> </text:span><text:span text:style-name="T9">dell' evento da </text:span><text:span text:style-name="T8">ricercare </text:span></text:p>
              </text:list-item>
            </text:list>
            <text:p text:style-name="P16"/>
            <text:list xml:id="list41317165" text:continue-numbering="true" text:style-name="Numerazione_20_UC">
              <text:list-item>
                <text:p text:style-name="P17">Il sistema mostra <text:span text:style-name="T12">la lista degli eventi in base ai parametri di ricerca</text:span></text:p>
              </text:list-item>
            </text:list>
            <text:p text:style-name="P14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<text:span text:style-name="T10">L'utente</text:span> <text:span text:style-name="T6">ha visualizzato </text:span>correttamente<text:span text:style-name="T4"> </text:span><text:span text:style-name="T6">la lista</text:span><text:span text:style-name="T7"> </text:span><text:span text:style-name="T10">degli eventi in base ai parametri di ricerca</text:span></text:p>
            <text:p text:style-name="P9"/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1310743" text:style-name="L1">
              <text:list-header>
                <text:p text:style-name="P10">Nel caso di un errore <text:span text:style-name="T7">utente,</text:span> <text:span text:style-name="T7">il sistema</text:span> mostra all’utente un messaggio di errore che <text:span text:style-name="T1">ne indica la causa.</text:span></text:p>
              </text:list-header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6">L'operazione non dovrà richi<text:span text:style-name="T14">e</text:span>dere piu' di 5 secondi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WenQuanYi Zen Hei Sharp" style:font-size-asian="10pt" style:font-name-complex="Lohit Devanagari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1:25:03.96</meta:creation-date>
    <meta:editing-duration>PT14M41S</meta:editing-duration>
    <meta:editing-cycles>32</meta:editing-cycles>
    <meta:generator>LibreOffice/3.6$Windows_x86 LibreOffice_project/da8c1e6-fd468f4-454e206-f42a4a9-143cfd</meta:generator>
    <dc:date>2012-10-22T21:18:50.54</dc:date>
    <meta:document-statistic meta:table-count="1" meta:image-count="0" meta:object-count="0" meta:page-count="1" meta:paragraph-count="19" meta:word-count="122" meta:character-count="778" meta:non-whitespace-character-count="675"/>
  </office:meta>
</office:document-meta>
</file>